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1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3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1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1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3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4">
            <text:p>04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6-05">
            <text:p>05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06">
            <text:p>06/06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6-11">
            <text:p>11/06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 table:number-rows-repeated="21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1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4">
            <text:p>04/06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6-08">
            <text:p>08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09">
            <text:p>09/06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6-10">
            <text:p>10/06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6-11">
            <text:p>11/06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1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37">
            <text:p>37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37">
            <text:p>37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62">
            <text:p>4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2">12/06/2012</text:date>, <text:time>02:29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1-10-17T00:32:46</meta:creation-date>
    <dc:date>2012-06-12T02:29:29</dc:date>
    <meta:editing-duration>PT01H31M16S</meta:editing-duration>
    <meta:editing-cycles>119</meta:editing-cycles>
    <meta:generator>OpenOffice.org/3.2$Unix OpenOffice.org_project/320m12$Build-9483</meta:generator>
    <dc:creator>david </dc:creator>
    <meta:document-statistic meta:table-count="5" meta:cell-count="351" meta:object-count="0"/>
  </office:meta>
</office:document-meta>
</file>